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line-height="115%"/>
      <style:text-properties style:font-name="Arial" officeooo:rsid="000e07a2" officeooo:paragraph-rsid="0023418b"/>
    </style:style>
    <style:style style:name="P2" style:family="paragraph" style:parent-style-name="Standard" style:list-style-name="L17">
      <style:paragraph-properties fo:line-height="115%"/>
      <style:text-properties style:font-name="Arial" officeooo:rsid="000ece23" officeooo:paragraph-rsid="0023418b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officeooo:rsid="000cc7f2" officeooo:paragraph-rsid="000cc7f2"/>
    </style:style>
    <style:style style:name="P4" style:family="paragraph" style:parent-style-name="Standard">
      <style:paragraph-properties fo:line-height="115%"/>
      <style:text-properties style:font-name="Arial" officeooo:rsid="000cc7f2" officeooo:paragraph-rsid="000cc7f2"/>
    </style:style>
    <style:style style:name="P5" style:family="paragraph" style:parent-style-name="Standard">
      <style:paragraph-properties fo:line-height="115%"/>
      <style:text-properties style:font-name="Arial" fo:font-weight="bold" officeooo:rsid="000e07a2" officeooo:paragraph-rsid="000e07a2" style:font-weight-asian="bold" style:font-weight-complex="bold"/>
    </style:style>
    <style:style style:name="P6" style:family="paragraph" style:parent-style-name="Standard">
      <style:paragraph-properties fo:line-height="115%"/>
      <style:text-properties style:font-name="Arial" fo:font-weight="bold" officeooo:rsid="0023418b" officeooo:paragraph-rsid="0024b166" style:font-weight-asian="bold" style:font-weight-complex="bold"/>
    </style:style>
    <style:style style:name="P7" style:family="paragraph" style:parent-style-name="Standard">
      <style:paragraph-properties fo:line-height="115%"/>
      <style:text-properties style:font-name="Arial" fo:font-weight="bold" officeooo:rsid="000ece23" officeooo:paragraph-rsid="000ece23" style:font-weight-asian="bold" style:font-weight-complex="bold"/>
    </style:style>
    <style:style style:name="P8" style:family="paragraph" style:parent-style-name="Standard">
      <style:paragraph-properties fo:line-height="115%"/>
      <style:text-properties style:font-name="Arial" fo:font-weight="bold" officeooo:rsid="001e0e7b" officeooo:paragraph-rsid="001e0e7b" style:font-weight-asian="bold" style:font-weight-complex="bold"/>
    </style:style>
    <style:style style:name="P9" style:family="paragraph" style:parent-style-name="Standard" style:list-style-name="L17">
      <style:paragraph-properties fo:line-height="115%"/>
      <style:text-properties style:font-name="Arial" officeooo:paragraph-rsid="0023418b"/>
    </style:style>
    <style:style style:name="P10" style:family="paragraph" style:parent-style-name="Standard">
      <style:paragraph-properties fo:line-height="115%"/>
      <style:text-properties style:font-name="Arial" officeooo:rsid="000e07a2" officeooo:paragraph-rsid="0023418b"/>
    </style:style>
    <style:style style:name="P11" style:family="paragraph" style:parent-style-name="Standard">
      <style:paragraph-properties fo:line-height="115%"/>
      <style:text-properties style:font-name="Arial" officeooo:rsid="000e07a2" officeooo:paragraph-rsid="000e07a2"/>
    </style:style>
    <style:style style:name="P12" style:family="paragraph" style:parent-style-name="Standard" style:list-style-name="L17">
      <style:paragraph-properties fo:line-height="115%"/>
      <style:text-properties style:font-name="Arial" officeooo:rsid="000e07a2" officeooo:paragraph-rsid="0024b166"/>
    </style:style>
    <style:style style:name="P13" style:family="paragraph" style:parent-style-name="Standard" style:list-style-name="L17">
      <style:paragraph-properties fo:line-height="115%"/>
      <style:text-properties style:font-name="Arial" officeooo:rsid="000e07a2" officeooo:paragraph-rsid="0023418b"/>
    </style:style>
    <style:style style:name="P14" style:family="paragraph" style:parent-style-name="Standard">
      <style:paragraph-properties fo:line-height="115%"/>
      <style:text-properties style:font-name="Arial" officeooo:rsid="0023418b" officeooo:paragraph-rsid="0023418b"/>
    </style:style>
    <style:style style:name="P15" style:family="paragraph" style:parent-style-name="Standard" style:list-style-name="L17">
      <style:paragraph-properties fo:line-height="115%"/>
      <style:text-properties style:font-name="Arial" officeooo:rsid="0023418b" officeooo:paragraph-rsid="0023418b"/>
    </style:style>
    <style:style style:name="P16" style:family="paragraph" style:parent-style-name="Standard">
      <style:paragraph-properties fo:line-height="115%"/>
      <style:text-properties style:font-name="Arial" officeooo:rsid="000ece23" officeooo:paragraph-rsid="0023418b"/>
    </style:style>
    <style:style style:name="P17" style:family="paragraph" style:parent-style-name="Standard">
      <style:paragraph-properties fo:line-height="115%"/>
      <style:text-properties style:font-name="Arial" fo:font-weight="normal" officeooo:rsid="001bee31" officeooo:paragraph-rsid="001bee31" style:font-weight-asian="normal" style:font-weight-complex="normal"/>
    </style:style>
    <style:style style:name="P18" style:family="paragraph" style:parent-style-name="Standard">
      <style:paragraph-properties fo:line-height="115%"/>
      <style:text-properties style:font-name="Arial" fo:font-weight="normal" officeooo:rsid="000e07a2" officeooo:paragraph-rsid="0024b166" style:font-weight-asian="normal" style:font-weight-complex="normal"/>
    </style:style>
    <style:style style:name="P19" style:family="paragraph" style:parent-style-name="Standard" style:list-style-name="L17">
      <style:paragraph-properties fo:line-height="115%"/>
      <style:text-properties style:font-name="Arial" fo:font-weight="normal" officeooo:rsid="000e07a2" officeooo:paragraph-rsid="0024b166" style:font-weight-asian="normal" style:font-weight-complex="normal"/>
    </style:style>
    <style:style style:name="P20" style:family="paragraph" style:parent-style-name="Standard" style:list-style-name="L2">
      <style:paragraph-properties fo:line-height="115%"/>
      <style:text-properties style:font-name="Arial" officeooo:rsid="001175d7" officeooo:paragraph-rsid="001175d7"/>
    </style:style>
    <style:style style:name="P21" style:family="paragraph" style:parent-style-name="Standard">
      <style:paragraph-properties fo:line-height="115%"/>
      <style:text-properties style:font-name="Arial" officeooo:rsid="001175d7" officeooo:paragraph-rsid="001175d7"/>
    </style:style>
    <style:style style:name="P22" style:family="paragraph" style:parent-style-name="Standard">
      <style:paragraph-properties fo:line-height="115%"/>
      <style:text-properties style:font-name="Arial" officeooo:rsid="001bee31" officeooo:paragraph-rsid="001bee31"/>
    </style:style>
    <style:style style:name="P23" style:family="paragraph" style:parent-style-name="Standard" style:list-style-name="L2">
      <style:paragraph-properties fo:line-height="115%"/>
      <style:text-properties style:font-name="Arial" officeooo:rsid="001bee31" officeooo:paragraph-rsid="001bee31"/>
    </style:style>
    <style:style style:name="P24" style:family="paragraph" style:parent-style-name="Standard" style:list-style-name="L2">
      <style:paragraph-properties fo:line-height="115%"/>
      <style:text-properties style:font-name="Arial" officeooo:rsid="00149c3a" officeooo:paragraph-rsid="00149c3a"/>
    </style:style>
    <style:style style:name="P25" style:family="paragraph" style:parent-style-name="Standard" style:list-style-name="L2">
      <style:paragraph-properties fo:line-height="115%"/>
      <style:text-properties style:font-name="Arial" officeooo:rsid="00149c3a" officeooo:paragraph-rsid="001780cb"/>
    </style:style>
    <style:style style:name="P26" style:family="paragraph" style:parent-style-name="Standard">
      <style:paragraph-properties fo:line-height="115%"/>
      <style:text-properties style:font-name="Arial" officeooo:rsid="00149c3a" officeooo:paragraph-rsid="001780cb"/>
    </style:style>
    <style:style style:name="P27" style:family="paragraph" style:parent-style-name="Standard" style:list-style-name="L2">
      <style:paragraph-properties fo:line-height="115%"/>
      <style:text-properties style:font-name="Arial" officeooo:rsid="0022abbb" officeooo:paragraph-rsid="0022abbb"/>
    </style:style>
    <style:style style:name="P28" style:family="paragraph" style:parent-style-name="Standard" style:list-style-name="L2">
      <style:paragraph-properties fo:line-height="115%"/>
      <style:text-properties style:font-name="Arial" officeooo:rsid="001780cb" officeooo:paragraph-rsid="00149c3a"/>
    </style:style>
    <style:style style:name="P29" style:family="paragraph" style:parent-style-name="Standard" style:list-style-name="L2">
      <style:paragraph-properties fo:line-height="115%"/>
      <style:text-properties style:font-name="Arial" officeooo:rsid="001780cb" officeooo:paragraph-rsid="001780cb"/>
    </style:style>
    <style:style style:name="P30" style:family="paragraph" style:parent-style-name="Standard" style:list-style-name="L2">
      <style:paragraph-properties fo:line-height="115%"/>
      <style:text-properties style:font-name="Arial" officeooo:rsid="001dd886" officeooo:paragraph-rsid="001dd886"/>
    </style:style>
    <style:style style:name="P31" style:family="paragraph" style:parent-style-name="Standard">
      <style:paragraph-properties fo:line-height="115%"/>
      <style:text-properties style:font-name="Arial" officeooo:rsid="001dd886" officeooo:paragraph-rsid="001dd886"/>
    </style:style>
    <style:style style:name="P32" style:family="paragraph" style:parent-style-name="Standard" style:list-style-name="L2">
      <style:paragraph-properties fo:line-height="115%"/>
      <style:text-properties style:font-name="Arial" officeooo:rsid="001e0e7b" officeooo:paragraph-rsid="001e0e7b"/>
    </style:style>
    <style:style style:name="P33" style:family="paragraph" style:parent-style-name="Standard">
      <style:paragraph-properties fo:line-height="115%"/>
      <style:text-properties style:font-name="Arial" officeooo:rsid="001e0e7b" officeooo:paragraph-rsid="001e0e7b"/>
    </style:style>
    <style:style style:name="P34" style:family="paragraph" style:parent-style-name="Standard" style:list-style-name="L17">
      <style:paragraph-properties fo:line-height="115%"/>
      <style:text-properties style:font-name="Arial" officeooo:rsid="00252b28" officeooo:paragraph-rsid="00252b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3992"/>
    </style:style>
    <style:style style:name="T3" style:family="text">
      <style:text-properties officeooo:rsid="0015ff18"/>
    </style:style>
    <style:style style:name="T4" style:family="text">
      <style:text-properties officeooo:rsid="001653c6"/>
    </style:style>
    <style:style style:name="T5" style:family="text">
      <style:text-properties style:font-name="Arial"/>
    </style:style>
    <style:style style:name="T6" style:family="text">
      <style:text-properties style:font-name="Arial" officeooo:rsid="000e07a2"/>
    </style:style>
    <style:style style:name="T7" style:family="text">
      <style:text-properties officeooo:rsid="0016bbec"/>
    </style:style>
    <style:style style:name="T8" style:family="text">
      <style:text-properties officeooo:rsid="001780cb"/>
    </style:style>
    <style:style style:name="T9" style:family="text">
      <style:text-properties officeooo:rsid="001feea1"/>
    </style:style>
    <style:style style:name="T10" style:family="text">
      <style:text-properties officeooo:rsid="0021aa97"/>
    </style:style>
    <style:style style:name="T11" style:family="text">
      <style:text-properties officeooo:rsid="0023418b"/>
    </style:style>
    <style:style style:name="T12" style:family="text">
      <style:text-properties officeooo:rsid="000e07a2"/>
    </style:style>
    <style:style style:name="T13" style:family="text">
      <style:text-properties style:font-name="Arial"/>
    </style:style>
    <style:style style:name="T14" style:family="text">
      <style:text-properties style:font-name="Arial" officeooo:rsid="000e07a2"/>
    </style:style>
    <style:style style:name="T15" style:family="text">
      <style:text-properties style:font-name="Arial" officeooo:rsid="000ece23"/>
    </style:style>
    <style:style style:name="T16" style:family="text">
      <style:text-properties officeooo:rsid="000ece23"/>
    </style:style>
    <style:style style:name="T17" style:family="text">
      <style:text-properties officeooo:rsid="00268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o de férias 2019/1 – <text:span text:style-name="T17">E-Commerce</text:span></text:p>
      <text:p text:style-name="P4"/>
      <text:p text:style-name="P5">DIVISÃO DO TRABALHO:</text:p>
      <text:p text:style-name="P5"/>
      <text:list xml:id="list1250088855" text:style-name="L17">
        <text:list-item>
          <text:p text:style-name="P34">Análise e Projeto</text:p>
          <text:list>
            <text:list-item>
              <text:p text:style-name="P34">LibreOffice Writer</text:p>
            </text:list-item>
            <text:list-item>
              <text:p text:style-name="P34">Astah UML</text:p>
            </text:list-item>
          </text:list>
        </text:list-item>
      </text:list>
      <text:p text:style-name="P6"/>
      <text:list xml:id="list190510510727645" text:continue-numbering="true" text:style-name="L17">
        <text:list-item>
          <text:p text:style-name="P12">Frontend</text:p>
          <text:list>
            <text:list-item>
              <text:p text:style-name="P19"><text:span text:style-name="T11">T</text:span>ypeScript</text:p>
            </text:list-item>
            <text:list-item>
              <text:p text:style-name="P19">Angular</text:p>
            </text:list-item>
            <text:list-item>
              <text:p text:style-name="P19">HTML <text:span text:style-name="T11">e</text:span> CSS</text:p>
            </text:list-item>
          </text:list>
        </text:list-item>
      </text:list>
      <text:p text:style-name="P18"/>
      <text:list xml:id="list190511810400721" text:continue-numbering="true" text:style-name="L17">
        <text:list-item>
          <text:p text:style-name="P9"><text:span text:style-name="T12">Banco de dados</text:span></text:p>
          <text:list>
            <text:list-item>
              <text:p text:style-name="P13">PostgreSQL</text:p>
            </text:list-item>
            <text:list-item>
              <text:p text:style-name="P15">Mongo DB (Opcional)</text:p>
            </text:list-item>
          </text:list>
        </text:list-item>
      </text:list>
      <text:p text:style-name="P14"/>
      <text:list xml:id="list190511064802691" text:continue-numbering="true" text:style-name="L17">
        <text:list-item>
          <text:p text:style-name="P13">Backend</text:p>
          <text:list>
            <text:list-item>
              <text:p text:style-name="P13">.<text:span text:style-name="T4">NET</text:span> Core <text:span text:style-name="T11">(</text:span>C#<text:span text:style-name="T11">)</text:span></text:p>
            </text:list-item>
          </text:list>
        </text:list-item>
      </text:list>
      <text:p text:style-name="P10"/>
      <text:list xml:id="list190512057297867" text:continue-numbering="true" text:style-name="L17">
        <text:list-item>
          <text:p text:style-name="P9"><text:span text:style-name="T16">Hospedagem da aplicação</text:span></text:p>
          <text:list>
            <text:list-item>
              <text:p text:style-name="P2"><text:a xlink:type="simple" xlink:href="https://www.heroku.com/" text:style-name="Internet_20_link" text:visited-style-name="Visited_20_Internet_20_Link"><text:span text:style-name="T5">Heroku</text:span></text:a></text:p>
            </text:list-item>
          </text:list>
        </text:list-item>
      </text:list>
      <text:p text:style-name="P16"/>
      <text:list xml:id="list190511918134822" text:continue-numbering="true" text:style-name="L17">
        <text:list-item>
          <text:p text:style-name="P9"><text:span text:style-name="T16">Hospedagem das bases de dados</text:span></text:p>
          <text:list>
            <text:list-item>
              <text:p text:style-name="P2"><text:a xlink:type="simple" xlink:href="https://www.elephantsql.com/" text:style-name="Internet_20_link" text:visited-style-name="Visited_20_Internet_20_Link"><text:span text:style-name="T5">ElephantSQL</text:span></text:a></text:p>
            </text:list-item>
            <text:list-item>
              <text:p text:style-name="P15">MongoLAB (“MLab”)</text:p>
            </text:list-item>
          </text:list>
        </text:list-item>
      </text:list>
      <text:p text:style-name="P11"/>
      <text:p text:style-name="P7">OBJETIVOS PRIMÁRIOS:</text:p>
      <text:p text:style-name="P17">Programação Orientada a Objetos, Web:</text:p>
      <text:list xml:id="list358630151" text:style-name="L2">
        <text:list-item>
          <text:p text:style-name="P20"><text:span text:style-name="T7">Escolher e implementar uma</text:span> ARQUITETURA (ou <text:span text:style-name="T1">camadas</text:span> ou <text:span text:style-name="T1">microsserviços++</text:span>) <text:span text:style-name="T7">e justificar sua escolha</text:span>;</text:p>
        </text:list-item>
        <text:list-item>
          <text:p text:style-name="P20">Implementar o máx<text:span text:style-name="T2">imo</text:span> de padrões de projetos possível;</text:p>
        </text:list-item>
        <text:list-item>
          <text:p text:style-name="P20">Implementar o máx<text:span text:style-name="T2">imo</text:span> de heurísticas de IU (heurísticas de Nielsen, p.e.);</text:p>
        </text:list-item>
      </text:list>
      <text:p text:style-name="P21"/>
      <text:p text:style-name="P22">Análise e Projeto do Sistema:</text:p>
      <text:list xml:id="list190511422130659" text:continue-numbering="true" text:style-name="L2">
        <text:list-item>
          <text:p text:style-name="P24">Desenvolver a elaboração e registro de regras de negócio, requisitos funcionais e requisitos não-funcionais;</text:p>
        </text:list-item>
        <text:list-item>
          <text:p text:style-name="P27">Documentar minimundo do projeto;</text:p>
        </text:list-item>
        <text:list-item>
          <text:p text:style-name="P28">Elaborar Diagrama de Casos de Uso;</text:p>
        </text:list-item>
        <text:list-item>
          <text:p text:style-name="P24"><text:span text:style-name="T8">Elaborar </text:span>Diagrama de Classes;</text:p>
        </text:list-item>
        <text:list-item>
          <text:p text:style-name="P25"><text:span text:style-name="T8">Elaborar </text:span>Diagrama <text:span text:style-name="T3">do Projeto de Interface com Usuário (IU);</text:span></text:p>
        </text:list-item>
        <text:list-item>
          <text:p text:style-name="P29">Elaborar Diagrama de Projeto da Lógica de negócio (LN);</text:p>
        </text:list-item>
        <text:list-item>
          <text:p text:style-name="P29">Elaborar Diagrama de Projeto da Gerência de Dados (GD);</text:p>
        </text:list-item>
      </text:list>
      <text:p text:style-name="P26"/>
      <text:p text:style-name="P22">Banco de Dados:</text:p>
      <text:list xml:id="list190511324546320" text:continue-numbering="true" text:style-name="L2">
        <text:list-item>
          <text:p text:style-name="P23">Elaborar Diagrama Entidade-Relacionamento (ER) <text:span text:style-name="T10">Conceitual</text:span>;</text:p>
        </text:list-item>
        <text:list-item>
          <text:p text:style-name="P30"><text:soft-page-break/>Elaborar Diagrama do Modelo Lógico;</text:p>
        </text:list-item>
        <text:list-item>
          <text:p text:style-name="P32">Aplicar normalização do 3º nível em diante;</text:p>
        </text:list-item>
        <text:list-item>
          <text:p text:style-name="P30">Aplicar índices e justificar a escolha do tipo;</text:p>
        </text:list-item>
        <text:list-item>
          <text:p text:style-name="P30">Utilizar Funções, Visões e Triggers;</text:p>
        </text:list-item>
      </text:list>
      <text:p text:style-name="P31"/>
      <text:p text:style-name="P8">DISCIPLINAS TRABALHADAS:</text:p>
      <text:p text:style-name="P33">POO<text:span text:style-name="T9">1</text:span>, <text:span text:style-name="T9">POO2, AS, PS, BD1, BD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51:16.796594477</meta:creation-date>
    <dc:date>2019-02-03T19:05:10.009015438</dc:date>
    <meta:editing-duration>PT1H40M9S</meta:editing-duration>
    <meta:editing-cycles>23</meta:editing-cycles>
    <meta:generator>LibreOffice/6.0.5.2$Linux_X86_64 LibreOffice_project/54c8cbb85f300ac59db32fe8a675ff7683cd5a16</meta:generator>
    <meta:document-statistic meta:table-count="0" meta:image-count="0" meta:object-count="0" meta:page-count="2" meta:paragraph-count="40" meta:word-count="216" meta:character-count="1324" meta:non-whitespace-character-count="1179"/>
  </office:meta>
</office:document-meta>
</file>